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Frame_20_contents">
      <style:paragraph-properties fo:margin-top="0cm" fo:margin-bottom="0cm" fo:line-height="0.4cm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 style:text-overline-style="solid" style:text-overline-width="auto" style:text-overline-color="font-color"/>
    </style:style>
    <style:style style:name="T3" style:family="text">
      <style:text-properties fo:font-size="10pt" fo:language="en" fo:country="US" style:letter-kerning="false" fo:background-color="transparent" style:font-name-asian="Times New Roman" style:font-size-asian="10pt" style:font-name-complex="Times New Roman" style:font-size-complex="10pt" style:text-overline-style="solid" style:text-overline-width="auto" style:text-overline-color="font-color"/>
    </style:style>
    <style:style style:name="T4" style:family="text">
      <style:text-properties fo:font-size="10pt" fo:language="en" fo:country="US" style:font-name-asian="Times New Roman" style:font-size-asian="10pt" style:font-name-complex="Times New Roman" style:font-size-complex="10pt" style:text-overline-style="solid" style:text-overline-width="auto" style:text-overline-color="font-color"/>
    </style:style>
    <style:style style:name="T5" style:family="text">
      <style:text-properties fo:font-size="10pt" fo:language="en" fo:country="US" fo:background-color="transparent" style:font-name-asian="Times New Roman" style:font-size-asian="10pt" style:font-name-complex="Times New Roman" style:font-size-complex="10pt" style:text-overline-style="solid" style:text-overline-width="auto" style:text-overline-color="font-color"/>
    </style:style>
    <style:style style:name="T6" style:family="text">
      <style:text-properties style:language-complex="ar" style:country-complex="SA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transparent"/>
    </style:style>
    <style:style style:name="T9" style:family="text">
      <style:text-properties style:font-name="Times New Roman1" fo:font-size="10pt" fo:language="en" fo:country="US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616cm" svg:y="10.55cm" svg:width="2.279cm" style:rel-width="12%" draw:z-index="0">
        <draw:text-box fo:min-height="0.4cm">
          <text:p text:style-name="P5"><text:span text:style-name="T9">Input circuit</text:span> </text:p>
        </draw:text-box>
      </draw:frame>
      <draw:frame draw:style-name="fr1" draw:name="Врезка2" text:anchor-type="page" text:anchor-page-number="1" svg:x="15.566cm" svg:y="10.576cm" svg:width="2.623cm" style:rel-width="13%" draw:z-index="1">
        <draw:text-box fo:min-height="0.4cm">
          <text:p text:style-name="P5"><text:span text:style-name="T9">output circuit 1 </text:span><text:s/></text:p>
        </draw:text-box>
      </draw:frame>
      <draw:frame draw:style-name="fr1" draw:name="Врезка3" text:anchor-type="page" text:anchor-page-number="1" svg:x="15.566cm" svg:y="12.806cm" svg:width="2.279cm" style:rel-width="12%" draw:z-index="2">
        <draw:text-box fo:min-height="0.4cm">
          <text:p text:style-name="P5"><text:span text:style-name="T9">Potential</text:span><text:span text:style-name="T9"> </text:span><text:s/>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85cm" svg:height="0.9cm" draw:z-index="3"><draw:image xlink:href="../../odt_eng/images/311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Potential transducer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3">in </text:span></text:span><text:span text:style-name="Основной_20_шрифт_20_абзаца"><text:span text:style-name="T5">palette</text:span></text:span></text:p>
          </table:table-cell>
          <table:table-cell table:style-name="Таблица1.B1" office:value-type="string">
            <text:p text:style-name="P3">| System of linear equations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3" draw:name="Графический объект2" text:anchor-type="as-char" svg:width="1.67cm" svg:height="2.011cm" draw:z-index="0"><draw:image xlink:href="../../odt_eng/images/311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4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3">The unit is used only for “taking readings” of potential in a given point of electric circuit.</text:p>
            <text:p text:style-name="P3">The unit structure is shown in Figure 1:</text:p>
            <text:p text:style-name="P4"><text:span text:style-name="Основной_20_шрифт_20_абзаца"><text:span text:style-name="T6"><draw:frame draw:style-name="fr3" draw:name="Графический объект3" text:anchor-type="as-char" svg:width="16.803cm" svg:height="5.371cm" draw:z-index="0"><draw:image xlink:href="../../odt_eng/images/3113_ris_1.png" xlink:type="simple" xlink:show="embed" xlink:actuate="onLoad"/></draw:frame></text:span></text:span></text:p>
            <text:p text:style-name="P4"><text:span text:style-name="Основной_20_шрифт_20_абзаца"><text:span text:style-name="T8">Figure </text:span></text:span><text:span text:style-name="Основной_20_шрифт_20_абзаца"><text:span text:style-name="T7">1 – Structure of unit “Potential transducer”</text:span></text:span></text:p>
            <text:p text:style-name="P3">Current potential value is generated at the output port of unit “Potential”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атчик потенциала</dc:title>
    <meta:creation-date>2012-04-26T05:25:00Z</meta:creation-date>
    <dc:date>2012-05-05T09:02:39.53</dc:date>
    <meta:editing-cycles>7</meta:editing-cycles>
    <meta:editing-duration>PT3H34M42S</meta:editing-duration>
    <meta:document-statistic meta:table-count="1" meta:image-count="3" meta:object-count="0" meta:page-count="1" meta:paragraph-count="14" meta:word-count="63" meta:character-count="37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13.odt/Normal.dotm"/>
  </office:meta>
</office:document-meta>
</file>